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7.78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.27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1 月 份" calcext:value-type="string">
              <text:p><text:s text:c="7"/>中 華 民 國 100 年 1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2505" calcext:value-type="float">
            <text:p><text:s text:c="3"/>2,505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27" calcext:value-type="float">
            <text:p><text:s text:c="3"/>1.27 </text:p>
          </table:table-cell>
          <table:table-cell table:style-name="ce27" office:value-type="float" office:value="390" calcext:value-type="float">
            <text:p><text:s text:c="3"/>390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7" office:value-type="float" office:value="14703" calcext:value-type="float">
            <text:p><text:s text:c="3"/>14,703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7" calcext:value-type="float">
            <text:p><text:s text:c="3"/>7.47 </text:p>
          </table:table-cell>
          <table:table-cell table:style-name="ce27" office:value-type="float" office:value="14313" calcext:value-type="float">
            <text:p><text:s text:c="3"/>14,313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28" calcext:value-type="float">
            <text:p><text:s text:c="3"/>7.28 </text:p>
          </table:table-cell>
          <table:table-cell table:style-name="ce27" office:value-type="float" office:value="18015" calcext:value-type="float">
            <text:p><text:s text:c="3"/>18,015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16" calcext:value-type="float">
            <text:p><text:s text:c="3"/>9.16 </text:p>
          </table:table-cell>
          <table:table-cell table:style-name="ce27" office:value-type="float" office:value="4131" calcext:value-type="float">
            <text:p><text:s text:c="3"/>4,131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" calcext:value-type="float">
            <text:p><text:s text:c="3"/>2.10 </text:p>
          </table:table-cell>
          <table:table-cell table:style-name="ce42" table:number-columns-repeated="17"/>
          <table:table-cell table:number-columns-repeated="988"/>
        </table:table-row>
        <table:table-row table:style-name="ro1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54" calcext:value-type="float">
            <text:p><text:s text:c="3"/>54 </text:p>
          </table:table-cell>
          <table:table-cell table:style-name="ce23" office:value-type="float" office:value="0.01" calcext:value-type="float">
            <text:p><text:s text:c="3"/>0.01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7" office:value-type="float" office:value="470" calcext:value-type="float">
            <text:p><text:s text:c="3"/>470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2" calcext:value-type="float">
            <text:p><text:s text:c="3"/>1.42 </text:p>
          </table:table-cell>
          <table:table-cell table:style-name="ce27" office:value-type="float" office:value="2294" calcext:value-type="float">
            <text:p><text:s text:c="3"/>2,294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3" calcext:value-type="float">
            <text:p><text:s text:c="3"/>6.93 </text:p>
          </table:table-cell>
          <table:table-cell table:style-name="ce27" office:value-type="float" office:value="1824" calcext:value-type="float">
            <text:p><text:s text:c="3"/>1,824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1" calcext:value-type="float">
            <text:p><text:s text:c="3"/>5.51 </text:p>
          </table:table-cell>
          <table:table-cell table:style-name="ce27" office:value-type="float" office:value="3272" calcext:value-type="float">
            <text:p><text:s text:c="3"/>3,272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9.88" calcext:value-type="float">
            <text:p><text:s text:c="3"/>9.88 </text:p>
          </table:table-cell>
          <table:table-cell table:style-name="ce27" office:value-type="float" office:value="761" calcext:value-type="float">
            <text:p><text:s text:c="3"/>76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4111" calcext:value-type="float">
            <text:p><text:s text:c="3"/>4,111 </text:p>
          </table:table-cell>
          <table:table-cell table:style-name="ce23" office:value-type="float" office:value="1.57" calcext:value-type="float">
            <text:p><text:s text:c="3"/>1.57 </text:p>
          </table:table-cell>
          <table:table-cell table:style-name="ce23" office:value-type="float" office:value="18.48" calcext:value-type="float">
            <text:p><text:s text:c="3"/>18.48 </text:p>
          </table:table-cell>
          <table:table-cell table:style-name="ce27" office:value-type="float" office:value="411" calcext:value-type="float">
            <text:p><text:s text:c="3"/>411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85" calcext:value-type="float">
            <text:p><text:s text:c="3"/>1.85 </text:p>
          </table:table-cell>
          <table:table-cell table:style-name="ce27" office:value-type="float" office:value="1942" calcext:value-type="float">
            <text:p><text:s text:c="3"/>1,942 </text:p>
          </table:table-cell>
          <table:table-cell table:style-name="ce23" office:value-type="float" office:value="0.74" calcext:value-type="float">
            <text:p><text:s text:c="3"/>0.74 </text:p>
          </table:table-cell>
          <table:table-cell table:style-name="ce23" office:value-type="float" office:value="8.72" calcext:value-type="float">
            <text:p><text:s text:c="3"/>8.72 </text:p>
          </table:table-cell>
          <table:table-cell table:style-name="ce27" office:value-type="float" office:value="1531" calcext:value-type="float">
            <text:p><text:s text:c="3"/>1,531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8" calcext:value-type="float">
            <text:p><text:s text:c="3"/>6.88 </text:p>
          </table:table-cell>
          <table:table-cell table:style-name="ce27" office:value-type="float" office:value="2322" calcext:value-type="float">
            <text:p><text:s text:c="3"/>2,322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43" calcext:value-type="float">
            <text:p><text:s text:c="3"/>10.43 </text:p>
          </table:table-cell>
          <table:table-cell table:style-name="ce27" office:value-type="float" office:value="453" calcext:value-type="float">
            <text:p><text:s text:c="3"/>453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892" calcext:value-type="float">
            <text:p><text:s text:c="3"/>892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3.97" calcext:value-type="float">
            <text:p><text:s text:c="3"/>3.97 </text:p>
          </table:table-cell>
          <table:table-cell table:style-name="ce27" office:value-type="float" office:value="421" calcext:value-type="float">
            <text:p><text:s text:c="3"/>421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87" calcext:value-type="float">
            <text:p><text:s text:c="3"/>1.87 </text:p>
          </table:table-cell>
          <table:table-cell table:style-name="ce27" office:value-type="float" office:value="1816" calcext:value-type="float">
            <text:p><text:s text:c="3"/>1,816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07" calcext:value-type="float">
            <text:p><text:s text:c="3"/>8.07 </text:p>
          </table:table-cell>
          <table:table-cell table:style-name="ce27" office:value-type="float" office:value="1395" calcext:value-type="float">
            <text:p><text:s text:c="3"/>1,395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" calcext:value-type="float">
            <text:p><text:s text:c="3"/>6.20 </text:p>
          </table:table-cell>
          <table:table-cell table:style-name="ce27" office:value-type="float" office:value="2309" calcext:value-type="float">
            <text:p><text:s text:c="3"/>2,309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6" calcext:value-type="float">
            <text:p><text:s text:c="3"/>10.26 </text:p>
          </table:table-cell>
          <table:table-cell table:style-name="ce27" office:value-type="float" office:value="457" calcext:value-type="float">
            <text:p><text:s text:c="3"/>457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3" calcext:value-type="float">
            <text:p><text:s text:c="3"/>2.03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388" calcext:value-type="float">
            <text:p><text:s/>－388 </text:p>
          </table:table-cell>
          <table:table-cell table:style-name="ce23" office:value-type="float" office:value="-0.21" calcext:value-type="float">
            <text:p><text:s/>－0.21 </text:p>
          </table:table-cell>
          <table:table-cell table:style-name="ce23" office:value-type="float" office:value="-2.44" calcext:value-type="float">
            <text:p><text:s/>－2.44 </text:p>
          </table:table-cell>
          <table:table-cell table:style-name="ce27" office:value-type="float" office:value="-282" calcext:value-type="float">
            <text:p><text:s/>－282 </text:p>
          </table:table-cell>
          <table:table-cell table:style-name="ce23" office:value-type="float" office:value="-0.15" calcext:value-type="float">
            <text:p><text:s/>－0.15 </text:p>
          </table:table-cell>
          <table:table-cell table:style-name="ce23" office:value-type="float" office:value="-1.77" calcext:value-type="float">
            <text:p><text:s/>－1.77 </text:p>
          </table:table-cell>
          <table:table-cell table:style-name="ce27" office:value-type="float" office:value="1043" calcext:value-type="float">
            <text:p><text:s text:c="3"/>1,04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55" calcext:value-type="float">
            <text:p><text:s text:c="3"/>6.55 </text:p>
          </table:table-cell>
          <table:table-cell table:style-name="ce27" office:value-type="float" office:value="1325" calcext:value-type="float">
            <text:p><text:s text:c="3"/>1,325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33" calcext:value-type="float">
            <text:p><text:s text:c="3"/>8.33 </text:p>
          </table:table-cell>
          <table:table-cell table:style-name="ce27" office:value-type="float" office:value="1320" calcext:value-type="float">
            <text:p><text:s text:c="3"/>1,320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3" calcext:value-type="float">
            <text:p><text:s text:c="3"/>8.30 </text:p>
          </table:table-cell>
          <table:table-cell table:style-name="ce27" office:value-type="float" office:value="312" calcext:value-type="float">
            <text:p><text:s text:c="3"/>312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1.96" calcext:value-type="float">
            <text:p><text:s text:c="3"/>1.9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0" calcext:value-type="float">
            <text:p><text:s/>－50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1" calcext:value-type="float">
            <text:p><text:s/>－0.21 </text:p>
          </table:table-cell>
          <table:table-cell table:style-name="ce27" office:value-type="float" office:value="-175" calcext:value-type="float">
            <text:p><text:s/>－175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74" calcext:value-type="float">
            <text:p><text:s/>－0.74 </text:p>
          </table:table-cell>
          <table:table-cell table:style-name="ce27" office:value-type="float" office:value="1575" calcext:value-type="float">
            <text:p><text:s text:c="3"/>1,575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69" calcext:value-type="float">
            <text:p><text:s text:c="3"/>6.69 </text:p>
          </table:table-cell>
          <table:table-cell table:style-name="ce27" office:value-type="float" office:value="1750" calcext:value-type="float">
            <text:p><text:s text:c="3"/>1,750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3" calcext:value-type="float">
            <text:p><text:s text:c="3"/>7.43 </text:p>
          </table:table-cell>
          <table:table-cell table:style-name="ce27" office:value-type="float" office:value="2008" calcext:value-type="float">
            <text:p><text:s text:c="3"/>2,008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2" calcext:value-type="float">
            <text:p><text:s text:c="3"/>8.52 </text:p>
          </table:table-cell>
          <table:table-cell table:style-name="ce27" office:value-type="float" office:value="534" calcext:value-type="float">
            <text:p><text:s text:c="3"/>534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7" calcext:value-type="float">
            <text:p><text:s text:c="3"/>2.27 </text:p>
          </table:table-cell>
          <table:table-cell table:number-columns-repeated="238"/>
          <table:table-cell table:style-name="ce2" table:number-columns-repeated="767"/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498" calcext:value-type="float">
            <text:p><text:s/>－2,498 </text:p>
          </table:table-cell>
          <table:table-cell table:style-name="ce23" office:value-type="float" office:value="-0.27" calcext:value-type="float">
            <text:p><text:s/>－0.27 </text:p>
          </table:table-cell>
          <table:table-cell table:style-name="ce23" office:value-type="float" office:value="-3.18" calcext:value-type="float">
            <text:p><text:s/>－3.18 </text:p>
          </table:table-cell>
          <table:table-cell table:style-name="ce27" office:value-type="float" office:value="-504" calcext:value-type="float">
            <text:p><text:s/>－504 </text:p>
          </table:table-cell>
          <table:table-cell table:style-name="ce23" office:value-type="float" office:value="-0.05" calcext:value-type="float">
            <text:p><text:s/>－0.05 </text:p>
          </table:table-cell>
          <table:table-cell table:style-name="ce23" office:value-type="float" office:value="-0.64" calcext:value-type="float">
            <text:p><text:s/>－0.64 </text:p>
          </table:table-cell>
          <table:table-cell table:style-name="ce27" office:value-type="float" office:value="5936" calcext:value-type="float">
            <text:p><text:s text:c="3"/>5,936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6" calcext:value-type="float">
            <text:p><text:s text:c="3"/>7.56 </text:p>
          </table:table-cell>
          <table:table-cell table:style-name="ce27" office:value-type="float" office:value="6440" calcext:value-type="float">
            <text:p><text:s text:c="3"/>6,440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" calcext:value-type="float">
            <text:p><text:s text:c="3"/>8.20 </text:p>
          </table:table-cell>
          <table:table-cell table:style-name="ce27" office:value-type="float" office:value="6707" calcext:value-type="float">
            <text:p><text:s text:c="3"/>6,707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8.54" calcext:value-type="float">
            <text:p><text:s text:c="3"/>8.54 </text:p>
          </table:table-cell>
          <table:table-cell table:style-name="ce27" office:value-type="float" office:value="1606" calcext:value-type="float">
            <text:p><text:s text:c="3"/>1,606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38" office:value-type="float" office:value="2.05" calcext:value-type="float">
            <text:p><text:s text:c="3"/>2.05 </text:p>
          </table:table-cell>
          <table:table-cell table:number-columns-repeated="238"/>
          <table:table-cell table:style-name="ce2" table:number-columns-repeated="767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18" calcext:value-type="float">
            <text:p><text:s/>－118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2" calcext:value-type="float">
            <text:p><text:s/>－3.02 </text:p>
          </table:table-cell>
          <table:table-cell table:style-name="ce28" office:value-type="float" office:value="-25" calcext:value-type="float">
            <text:p><text:s/>－25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64" calcext:value-type="float">
            <text:p><text:s/>－0.64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28" office:value-type="float" office:value="311" calcext:value-type="float">
            <text:p><text:s text:c="3"/>311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5" calcext:value-type="float">
            <text:p><text:s text:c="3"/>7.95 </text:p>
          </table:table-cell>
          <table:table-cell table:style-name="ce28" office:value-type="float" office:value="314" calcext:value-type="float">
            <text:p><text:s text:c="3"/>314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3" calcext:value-type="float">
            <text:p><text:s text:c="3"/>8.03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364" calcext:value-type="float">
            <text:p><text:s text:c="3"/>36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4" calcext:value-type="float">
            <text:p><text:s text:c="3"/>2.14 </text:p>
          </table:table-cell>
          <table:table-cell table:style-name="ce28" office:value-type="float" office:value="364" calcext:value-type="float">
            <text:p><text:s text:c="3"/>36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4" calcext:value-type="float">
            <text:p><text:s text:c="3"/>2.14 </text:p>
          </table:table-cell>
          <table:table-cell table:style-name="ce28" office:value-type="float" office:value="1401" calcext:value-type="float">
            <text:p><text:s text:c="3"/>1,40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28" office:value-type="float" office:value="1037" calcext:value-type="float">
            <text:p><text:s text:c="3"/>1,037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28" office:value-type="float" office:value="1751" calcext:value-type="float">
            <text:p><text:s text:c="3"/>1,751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3" calcext:value-type="float">
            <text:p><text:s text:c="3"/>10.30 </text:p>
          </table:table-cell>
          <table:table-cell table:style-name="ce28" office:value-type="float" office:value="421" calcext:value-type="float">
            <text:p><text:s text:c="3"/>421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05" calcext:value-type="float">
            <text:p><text:s text:c="3"/>205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" calcext:value-type="float">
            <text:p><text:s text:c="3"/>4.70 </text:p>
          </table:table-cell>
          <table:table-cell table:style-name="ce28" office:value-type="float" office:value="67" calcext:value-type="float">
            <text:p><text:s text:c="3"/>67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24" office:value-type="float" office:value="1.54" calcext:value-type="float">
            <text:p><text:s text:c="3"/>1.54 </text:p>
          </table:table-cell>
          <table:table-cell table:style-name="ce28" office:value-type="float" office:value="414" calcext:value-type="float">
            <text:p><text:s text:c="3"/>414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28" office:value-type="float" office:value="443" calcext:value-type="float">
            <text:p><text:s text:c="3"/>443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7" calcext:value-type="float">
            <text:p><text:s text:c="3"/>10.17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6" calcext:value-type="float">
            <text:p><text:s text:c="3"/>1.56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8" office:value-type="float" office:value="-31" calcext:value-type="float">
            <text:p><text:s/>－31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65" calcext:value-type="float">
            <text:p><text:s/>－0.65 </text:p>
          </table:table-cell>
          <table:table-cell table:style-name="ce28" office:value-type="float" office:value="415" calcext:value-type="float">
            <text:p><text:s text:c="3"/>415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1" calcext:value-type="float">
            <text:p><text:s text:c="3"/>8.71 </text:p>
          </table:table-cell>
          <table:table-cell table:style-name="ce28" office:value-type="float" office:value="446" calcext:value-type="float">
            <text:p><text:s text:c="3"/>446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36" calcext:value-type="float">
            <text:p><text:s text:c="3"/>9.36 </text:p>
          </table:table-cell>
          <table:table-cell table:style-name="ce28" office:value-type="float" office:value="457" calcext:value-type="float">
            <text:p><text:s text:c="3"/>457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9" calcext:value-type="float">
            <text:p><text:s text:c="3"/>9.59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97" calcext:value-type="float">
            <text:p><text:s/>－497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48" calcext:value-type="float">
            <text:p><text:s/>－4.48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28" office:value-type="float" office:value="906" calcext:value-type="float">
            <text:p><text:s text:c="3"/>906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877" calcext:value-type="float">
            <text:p><text:s text:c="3"/>877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" calcext:value-type="float">
            <text:p><text:s text:c="3"/>7.90 </text:p>
          </table:table-cell>
          <table:table-cell table:style-name="ce28" office:value-type="float" office:value="970" calcext:value-type="float">
            <text:p><text:s text:c="3"/>970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8.74" calcext:value-type="float">
            <text:p><text:s text:c="3"/>8.74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" calcext:value-type="float">
            <text:p><text:s text:c="3"/>1.5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12" calcext:value-type="float">
            <text:p><text:s/>－312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4" office:value-type="float" office:value="-6.98" calcext:value-type="float">
            <text:p><text:s/>－6.98 </text:p>
          </table:table-cell>
          <table:table-cell table:style-name="ce28" office:value-type="float" office:value="-152" calcext:value-type="float">
            <text:p><text:s/>－152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" calcext:value-type="float">
            <text:p><text:s/>－3.40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08" calcext:value-type="float">
            <text:p><text:s text:c="3"/>6.08 </text:p>
          </table:table-cell>
          <table:table-cell table:style-name="ce28" office:value-type="float" office:value="424" calcext:value-type="float">
            <text:p><text:s text:c="3"/>424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48" calcext:value-type="float">
            <text:p><text:s text:c="3"/>9.48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6" calcext:value-type="float">
            <text:p><text:s text:c="3"/>7.76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22" calcext:value-type="float">
            <text:p><text:s/>－522 </text:p>
          </table:table-cell>
          <table:table-cell table:style-name="ce24" office:value-type="float" office:value="-0.73" calcext:value-type="float">
            <text:p><text:s/>－0.73 </text:p>
          </table:table-cell>
          <table:table-cell table:style-name="ce24" office:value-type="float" office:value="-8.56" calcext:value-type="float">
            <text:p><text:s/>－8.56 </text:p>
          </table:table-cell>
          <table:table-cell table:style-name="ce28" office:value-type="float" office:value="-190" calcext:value-type="float">
            <text:p><text:s/>－190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12" calcext:value-type="float">
            <text:p><text:s/>－3.12 </text:p>
          </table:table-cell>
          <table:table-cell table:style-name="ce28" office:value-type="float" office:value="397" calcext:value-type="float">
            <text:p><text:s text:c="3"/>397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2" calcext:value-type="float">
            <text:p><text:s text:c="3"/>6.52 </text:p>
          </table:table-cell>
          <table:table-cell table:style-name="ce28" office:value-type="float" office:value="587" calcext:value-type="float">
            <text:p><text:s text:c="3"/>587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3" calcext:value-type="float">
            <text:p><text:s text:c="3"/>9.63 </text:p>
          </table:table-cell>
          <table:table-cell table:style-name="ce28" office:value-type="float" office:value="451" calcext:value-type="float">
            <text:p><text:s text:c="3"/>451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" calcext:value-type="float">
            <text:p><text:s text:c="3"/>7.40 </text:p>
          </table:table-cell>
          <table:table-cell table:style-name="ce28" office:value-type="float" office:value="118" calcext:value-type="float">
            <text:p><text:s text:c="3"/>118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16" calcext:value-type="float">
            <text:p><text:s/>－416 </text:p>
          </table:table-cell>
          <table:table-cell table:style-name="ce24" office:value-type="float" office:value="-0.77" calcext:value-type="float">
            <text:p><text:s/>－0.77 </text:p>
          </table:table-cell>
          <table:table-cell table:style-name="ce24" office:value-type="float" office:value="-9.02" calcext:value-type="float">
            <text:p><text:s/>－9.02 </text:p>
          </table:table-cell>
          <table:table-cell table:style-name="ce28" office:value-type="float" office:value="-145" calcext:value-type="float">
            <text:p><text:s/>－145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28" office:value-type="float" office:value="294" calcext:value-type="float">
            <text:p><text:s text:c="3"/>294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7" calcext:value-type="float">
            <text:p><text:s text:c="3"/>6.37 </text:p>
          </table:table-cell>
          <table:table-cell table:style-name="ce28" office:value-type="float" office:value="439" calcext:value-type="float">
            <text:p><text:s text:c="3"/>439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28" office:value-type="float" office:value="345" calcext:value-type="float">
            <text:p><text:s text:c="3"/>345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48" calcext:value-type="float">
            <text:p><text:s text:c="3"/>7.48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16" calcext:value-type="float">
            <text:p><text:s/>－616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3" calcext:value-type="float">
            <text:p><text:s/>－8.30 </text:p>
          </table:table-cell>
          <table:table-cell table:style-name="ce28" office:value-type="float" office:value="-314" calcext:value-type="float">
            <text:p><text:s/>－314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3" calcext:value-type="float">
            <text:p><text:s/>－4.23 </text:p>
          </table:table-cell>
          <table:table-cell table:style-name="ce28" office:value-type="float" office:value="417" calcext:value-type="float">
            <text:p><text:s text:c="3"/>417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62" calcext:value-type="float">
            <text:p><text:s text:c="3"/>5.62 </text:p>
          </table:table-cell>
          <table:table-cell table:style-name="ce28" office:value-type="float" office:value="731" calcext:value-type="float">
            <text:p><text:s text:c="3"/>731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6" calcext:value-type="float">
            <text:p><text:s text:c="3"/>9.86 </text:p>
          </table:table-cell>
          <table:table-cell table:style-name="ce28" office:value-type="float" office:value="506" calcext:value-type="float">
            <text:p><text:s text:c="3"/>506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2" calcext:value-type="float">
            <text:p><text:s text:c="3"/>6.82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60" calcext:value-type="float">
            <text:p><text:s/>－160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4" office:value-type="float" office:value="-8.17" calcext:value-type="float">
            <text:p><text:s/>－8.17 </text:p>
          </table:table-cell>
          <table:table-cell table:style-name="ce28" office:value-type="float" office:value="-53" calcext:value-type="float">
            <text:p><text:s/>－53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71" calcext:value-type="float">
            <text:p><text:s/>－2.71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5" calcext:value-type="float">
            <text:p><text:s text:c="3"/>7.45 </text:p>
          </table:table-cell>
          <table:table-cell table:style-name="ce28" office:value-type="float" office:value="199" calcext:value-type="float">
            <text:p><text:s text:c="3"/>199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6" calcext:value-type="float">
            <text:p><text:s text:c="3"/>10.16 </text:p>
          </table:table-cell>
          <table:table-cell table:style-name="ce28" office:value-type="float" office:value="116" calcext:value-type="float">
            <text:p><text:s text:c="3"/>116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2" calcext:value-type="float">
            <text:p><text:s text:c="3"/>5.92 </text:p>
          </table:table-cell>
          <table:table-cell table:style-name="ce28" office:value-type="float" office:value="33" calcext:value-type="float">
            <text:p><text:s text:c="3"/>33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71" calcext:value-type="float">
            <text:p><text:s/>－171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5.94" calcext:value-type="float">
            <text:p><text:s/>－5.94 </text:p>
          </table:table-cell>
          <table:table-cell table:style-name="ce28" office:value-type="float" office:value="-86" calcext:value-type="float">
            <text:p><text:s/>－86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2.99" calcext:value-type="float">
            <text:p><text:s/>－2.99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28" office:value-type="float" office:value="284" calcext:value-type="float">
            <text:p><text:s text:c="3"/>284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7" calcext:value-type="float">
            <text:p><text:s text:c="3"/>9.87 </text:p>
          </table:table-cell>
          <table:table-cell table:style-name="ce28" office:value-type="float" office:value="206" calcext:value-type="float">
            <text:p><text:s text:c="3"/>20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16" calcext:value-type="float">
            <text:p><text:s text:c="3"/>7.16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8" office:value-type="float" office:value="-33" calcext:value-type="float">
            <text:p><text:s/>－33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01" calcext:value-type="float">
            <text:p><text:s/>－4.01 </text:p>
          </table:table-cell>
          <table:table-cell table:style-name="ce28" office:value-type="float" office:value="60" calcext:value-type="float">
            <text:p><text:s text:c="3"/>60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9" calcext:value-type="float">
            <text:p><text:s text:c="3"/>7.29 </text:p>
          </table:table-cell>
          <table:table-cell table:style-name="ce28" office:value-type="float" office:value="93" calcext:value-type="float">
            <text:p><text:s text:c="3"/>93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3" calcext:value-type="float">
            <text:p><text:s text:c="3"/>11.30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6" calcext:value-type="float">
            <text:p><text:s text:c="3"/>6.56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54" calcext:value-type="float">
            <text:p><text:s/>－454 </text:p>
          </table:table-cell>
          <table:table-cell table:style-name="ce24" office:value-type="float" office:value="-1.18" calcext:value-type="float">
            <text:p><text:s/>－1.18 </text:p>
          </table:table-cell>
          <table:table-cell table:style-name="ce24" office:value-type="float" office:value="-13.92" calcext:value-type="float">
            <text:p><text:s/>－13.92 </text:p>
          </table:table-cell>
          <table:table-cell table:style-name="ce28" office:value-type="float" office:value="-85" calcext:value-type="float">
            <text:p><text:s/>－85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61" calcext:value-type="float">
            <text:p><text:s/>－2.61 </text:p>
          </table:table-cell>
          <table:table-cell table:style-name="ce28" office:value-type="float" office:value="166" calcext:value-type="float">
            <text:p><text:s text:c="3"/>166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28" office:value-type="float" office:value="251" calcext:value-type="float">
            <text:p><text:s text:c="3"/>251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28" office:value-type="float" office:value="237" calcext:value-type="float">
            <text:p><text:s text:c="3"/>237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13" calcext:value-type="float">
            <text:p><text:s text:c="3"/>213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4" calcext:value-type="float">
            <text:p><text:s text:c="3"/>6.04 </text:p>
          </table:table-cell>
          <table:table-cell table:style-name="ce28" office:value-type="float" office:value="177" calcext:value-type="float">
            <text:p><text:s text:c="3"/>177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2" calcext:value-type="float">
            <text:p><text:s text:c="3"/>5.02 </text:p>
          </table:table-cell>
          <table:table-cell table:style-name="ce28" office:value-type="float" office:value="403" calcext:value-type="float">
            <text:p><text:s text:c="3"/>403 </text:p>
          </table:table-cell>
          <table:table-cell table:style-name="ce24" office:value-type="float" office:value="0.97" calcext:value-type="float">
            <text:p><text:s text:c="3"/>0.97 </text:p>
          </table:table-cell>
          <table:table-cell table:style-name="ce24" office:value-type="float" office:value="11.42" calcext:value-type="float">
            <text:p><text:s text:c="3"/>11.42 </text:p>
          </table:table-cell>
          <table:table-cell table:style-name="ce28" office:value-type="float" office:value="226" calcext:value-type="float">
            <text:p><text:s text:c="3"/>226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1" calcext:value-type="float">
            <text:p><text:s text:c="3"/>6.41 </text:p>
          </table:table-cell>
          <table:table-cell table:style-name="ce28" office:value-type="float" office:value="338" calcext:value-type="float">
            <text:p><text:s text:c="3"/>338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8" calcext:value-type="float">
            <text:p><text:s text:c="3"/>9.58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70" calcext:value-type="float">
            <text:p><text:s/>－70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4" office:value-type="float" office:value="-3.03" calcext:value-type="float">
            <text:p><text:s/>－3.03 </text:p>
          </table:table-cell>
          <table:table-cell table:style-name="ce28" office:value-type="float" office:value="-27" calcext:value-type="float">
            <text:p><text:s/>－27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17" calcext:value-type="float">
            <text:p><text:s/>－1.17 </text:p>
          </table:table-cell>
          <table:table-cell table:style-name="ce28" office:value-type="float" office:value="161" calcext:value-type="float">
            <text:p><text:s text:c="3"/>16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6" calcext:value-type="float">
            <text:p><text:s text:c="3"/>6.96 </text:p>
          </table:table-cell>
          <table:table-cell table:style-name="ce28" office:value-type="float" office:value="188" calcext:value-type="float">
            <text:p><text:s text:c="3"/>18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3" calcext:value-type="float">
            <text:p><text:s text:c="3"/>8.13 </text:p>
          </table:table-cell>
          <table:table-cell table:style-name="ce28" office:value-type="float" office:value="172" calcext:value-type="float">
            <text:p><text:s text:c="3"/>17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384" calcext:value-type="float">
            <text:p><text:s text:c="3"/>384 </text:p>
          </table:table-cell>
          <table:table-cell table:style-name="ce23" office:value-type="float" office:value="3.58" calcext:value-type="float">
            <text:p><text:s text:c="3"/>3.58 </text:p>
          </table:table-cell>
          <table:table-cell table:style-name="ce23" office:value-type="float" office:value="42.13" calcext:value-type="float">
            <text:p><text:s text:c="3"/>42.13 </text:p>
          </table:table-cell>
          <table:table-cell table:style-name="ce27" office:value-type="float" office:value="49" calcext:value-type="float">
            <text:p><text:s text:c="3"/>49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37" calcext:value-type="float">
            <text:p><text:s text:c="3"/>5.37 </text:p>
          </table:table-cell>
          <table:table-cell table:style-name="ce27" office:value-type="float" office:value="97" calcext:value-type="float">
            <text:p><text:s text:c="3"/>97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62" calcext:value-type="float">
            <text:p><text:s text:c="3"/>10.62 </text:p>
          </table:table-cell>
          <table:table-cell table:style-name="ce27" office:value-type="float" office:value="48" calcext:value-type="float">
            <text:p><text:s text:c="3"/>48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26" calcext:value-type="float">
            <text:p><text:s text:c="3"/>5.26 </text:p>
          </table:table-cell>
          <table:table-cell table:style-name="ce27" office:value-type="float" office:value="77" calcext:value-type="float">
            <text:p><text:s text:c="3"/>77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43" calcext:value-type="float">
            <text:p><text:s text:c="3"/>8.43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38" office:value-type="float" office:value="0.88" calcext:value-type="float">
            <text:p><text:s text:c="3"/>0.88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69" calcext:value-type="float">
            <text:p><text:s text:c="3"/>369 </text:p>
          </table:table-cell>
          <table:table-cell table:style-name="ce25" office:value-type="float" office:value="3.79" calcext:value-type="float">
            <text:p><text:s text:c="3"/>3.79 </text:p>
          </table:table-cell>
          <table:table-cell table:style-name="ce25" office:value-type="float" office:value="44.62" calcext:value-type="float">
            <text:p><text:s text:c="3"/>44.62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31" office:value-type="float" office:value="0.46" calcext:value-type="float">
            <text:p><text:s text:c="3"/>0.46 </text:p>
          </table:table-cell>
          <table:table-cell table:style-name="ce31" office:value-type="float" office:value="5.43" calcext:value-type="float">
            <text:p><text:s text:c="3"/>5.43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31" office:value-type="float" office:value="0.94" calcext:value-type="float">
            <text:p><text:s text:c="3"/>0.94 </text:p>
          </table:table-cell>
          <table:table-cell table:style-name="ce31" office:value-type="float" office:value="11.1" calcext:value-type="float">
            <text:p><text:s text:c="3"/>11.10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31" office:value-type="float" office:value="0.48" calcext:value-type="float">
            <text:p><text:s text:c="3"/>0.48 </text:p>
          </table:table-cell>
          <table:table-cell table:style-name="ce31" office:value-type="float" office:value="5.67" calcext:value-type="float">
            <text:p><text:s text:c="3"/>5.67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31" office:value-type="float" office:value="0.68" calcext:value-type="float">
            <text:p><text:s text:c="3"/>0.68 </text:p>
          </table:table-cell>
          <table:table-cell table:style-name="ce31" office:value-type="float" office:value="7.97" calcext:value-type="float">
            <text:p><text:s text:c="3"/>7.97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31" office:value-type="float" office:value="0.08" calcext:value-type="float">
            <text:p><text:s text:c="3"/>0.08 </text:p>
          </table:table-cell>
          <table:table-cell table:style-name="ce40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1.51" calcext:value-type="float">
            <text:p><text:s text:c="3"/>1.51 </text:p>
          </table:table-cell>
          <table:table-cell table:style-name="ce24" office:value-type="float" office:value="17.76" calcext:value-type="float">
            <text:p><text:s text:c="3"/>17.76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73" calcext:value-type="float">
            <text:p><text:s text:c="3"/>4.73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2" calcext:value-type="float">
            <text:p><text:s text:c="3"/>5.92 </text:p>
          </table:table-cell>
          <table:table-cell table:style-name="ce2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24" office:value-type="float" office:value="1.18" calcext:value-type="float">
            <text:p><text:s text:c="3"/>1.18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11" calcext:value-type="float">
            <text:p><text:s text:c="3"/>1.11 </text:p>
          </table:table-cell>
          <table:table-cell table:style-name="ce24" office:value-type="float" office:value="13.01" calcext:value-type="float">
            <text:p><text:s text:c="3"/>13.01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2月9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0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5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\a" table:base-cell-address="$'人口增加&amp;生死結離'.$A$1" table:cell-range-address="#REF!"/>
        <table:named-range table:name="\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2-09T14:15:23</dc:date>
    <meta:print-date>2011-02-09T09:54:51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